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4066" officeooo:paragraph-rsid="000a4066"/>
    </style:style>
    <style:style style:name="P2" style:family="paragraph" style:parent-style-name="Standard">
      <style:text-properties officeooo:rsid="000bf0ab" officeooo:paragraph-rsid="000bf0ab"/>
    </style:style>
    <style:style style:name="P3" style:family="paragraph" style:parent-style-name="Standard">
      <style:text-properties officeooo:rsid="000d541d" officeooo:paragraph-rsid="000d541d"/>
    </style:style>
    <style:style style:name="P4" style:family="paragraph" style:parent-style-name="Standard">
      <style:text-properties officeooo:rsid="000d541d" officeooo:paragraph-rsid="00285101"/>
    </style:style>
    <style:style style:name="P5" style:family="paragraph" style:parent-style-name="Standard">
      <style:text-properties officeooo:rsid="000ea5d0" officeooo:paragraph-rsid="000ea5d0"/>
    </style:style>
    <style:style style:name="P6" style:family="paragraph" style:parent-style-name="Standard">
      <style:text-properties officeooo:rsid="001070ac" officeooo:paragraph-rsid="001070ac"/>
    </style:style>
    <style:style style:name="P7" style:family="paragraph" style:parent-style-name="Standard">
      <style:text-properties officeooo:rsid="0011b6e3" officeooo:paragraph-rsid="0011b6e3"/>
    </style:style>
    <style:style style:name="P8" style:family="paragraph" style:parent-style-name="Standard">
      <style:text-properties officeooo:rsid="001229b5" officeooo:paragraph-rsid="001229b5"/>
    </style:style>
    <style:style style:name="P9" style:family="paragraph" style:parent-style-name="Standard">
      <style:text-properties officeooo:rsid="0013b8b3" officeooo:paragraph-rsid="0013b8b3"/>
    </style:style>
    <style:style style:name="P10" style:family="paragraph" style:parent-style-name="Standard">
      <style:text-properties officeooo:rsid="0015332b" officeooo:paragraph-rsid="0015332b"/>
    </style:style>
    <style:style style:name="P11" style:family="paragraph" style:parent-style-name="Standard">
      <style:text-properties officeooo:rsid="0015d059" officeooo:paragraph-rsid="0015d059"/>
    </style:style>
    <style:style style:name="P12" style:family="paragraph" style:parent-style-name="Standard">
      <style:text-properties officeooo:rsid="0016cd31" officeooo:paragraph-rsid="0016cd31"/>
    </style:style>
    <style:style style:name="P13" style:family="paragraph" style:parent-style-name="Standard">
      <style:text-properties officeooo:rsid="00187aa0" officeooo:paragraph-rsid="00187aa0"/>
    </style:style>
    <style:style style:name="P14" style:family="paragraph" style:parent-style-name="Standard">
      <style:text-properties officeooo:rsid="00193834" officeooo:paragraph-rsid="00193834"/>
    </style:style>
    <style:style style:name="P15" style:family="paragraph" style:parent-style-name="Standard">
      <style:text-properties officeooo:rsid="00196350" officeooo:paragraph-rsid="00196350"/>
    </style:style>
    <style:style style:name="P16" style:family="paragraph" style:parent-style-name="Standard">
      <style:text-properties officeooo:rsid="001a2076" officeooo:paragraph-rsid="001a2076"/>
    </style:style>
    <style:style style:name="P17" style:family="paragraph" style:parent-style-name="Standard">
      <style:text-properties officeooo:rsid="001af465" officeooo:paragraph-rsid="001af465"/>
    </style:style>
    <style:style style:name="P18" style:family="paragraph" style:parent-style-name="Standard">
      <style:text-properties officeooo:rsid="001af465" officeooo:paragraph-rsid="002b79f3"/>
    </style:style>
    <style:style style:name="P19" style:family="paragraph" style:parent-style-name="Standard">
      <style:text-properties officeooo:rsid="001b8f9e" officeooo:paragraph-rsid="001b8f9e"/>
    </style:style>
    <style:style style:name="P20" style:family="paragraph" style:parent-style-name="Standard">
      <style:text-properties officeooo:rsid="001eb833" officeooo:paragraph-rsid="001eb833"/>
    </style:style>
    <style:style style:name="P21" style:family="paragraph" style:parent-style-name="Standard">
      <style:text-properties officeooo:rsid="001fbb5c" officeooo:paragraph-rsid="001fbb5c"/>
    </style:style>
    <style:style style:name="P22" style:family="paragraph" style:parent-style-name="Standard">
      <style:text-properties officeooo:rsid="00208c3a" officeooo:paragraph-rsid="00208c3a"/>
    </style:style>
    <style:style style:name="P23" style:family="paragraph" style:parent-style-name="Standard">
      <style:text-properties officeooo:rsid="00216ae6" officeooo:paragraph-rsid="00216ae6"/>
    </style:style>
    <style:style style:name="P24" style:family="paragraph" style:parent-style-name="Standard">
      <style:text-properties officeooo:rsid="00216ae6" officeooo:paragraph-rsid="0021e4fc"/>
    </style:style>
    <style:style style:name="P25" style:family="paragraph" style:parent-style-name="Standard">
      <style:text-properties officeooo:rsid="0021e4fc" officeooo:paragraph-rsid="0021e4fc"/>
    </style:style>
    <style:style style:name="P26" style:family="paragraph" style:parent-style-name="Standard">
      <style:text-properties officeooo:rsid="0022a238" officeooo:paragraph-rsid="0022a238"/>
    </style:style>
    <style:style style:name="P27" style:family="paragraph" style:parent-style-name="Standard">
      <style:text-properties officeooo:rsid="0022dfed" officeooo:paragraph-rsid="0022e669"/>
    </style:style>
    <style:style style:name="P28" style:family="paragraph" style:parent-style-name="Standard">
      <style:text-properties officeooo:rsid="0022e669" officeooo:paragraph-rsid="0022e669"/>
    </style:style>
    <style:style style:name="P29" style:family="paragraph" style:parent-style-name="Standard">
      <style:text-properties officeooo:rsid="0022e669" officeooo:paragraph-rsid="0023278f"/>
    </style:style>
    <style:style style:name="P30" style:family="paragraph" style:parent-style-name="Standard">
      <style:text-properties officeooo:rsid="0022e669" officeooo:paragraph-rsid="00237b35"/>
    </style:style>
    <style:style style:name="P31" style:family="paragraph" style:parent-style-name="Standard">
      <style:text-properties officeooo:rsid="00244dfa" officeooo:paragraph-rsid="00244dfa"/>
    </style:style>
    <style:style style:name="P32" style:family="paragraph" style:parent-style-name="Standard">
      <style:text-properties officeooo:rsid="00244dfa" officeooo:paragraph-rsid="00259f4f"/>
    </style:style>
    <style:style style:name="P33" style:family="paragraph" style:parent-style-name="Standard">
      <style:text-properties officeooo:paragraph-rsid="00244dfa"/>
    </style:style>
    <style:style style:name="P34" style:family="paragraph" style:parent-style-name="Standard">
      <style:text-properties officeooo:rsid="0023278f" officeooo:paragraph-rsid="00237b35"/>
    </style:style>
    <style:style style:name="P35" style:family="paragraph" style:parent-style-name="Standard">
      <style:text-properties officeooo:rsid="00237b35" officeooo:paragraph-rsid="00237b35"/>
    </style:style>
    <style:style style:name="T1" style:family="text">
      <style:text-properties officeooo:rsid="000ad000"/>
    </style:style>
    <style:style style:name="T2" style:family="text">
      <style:text-properties officeooo:rsid="0016cd31"/>
    </style:style>
    <style:style style:name="T3" style:family="text">
      <style:text-properties officeooo:rsid="001b8f9e"/>
    </style:style>
    <style:style style:name="T4" style:family="text">
      <style:text-properties officeooo:rsid="001d23de"/>
    </style:style>
    <style:style style:name="T5" style:family="text">
      <style:text-properties officeooo:rsid="001eb833"/>
    </style:style>
    <style:style style:name="T6" style:family="text">
      <style:text-properties officeooo:rsid="001fbb5c"/>
    </style:style>
    <style:style style:name="T7" style:family="text">
      <style:text-properties officeooo:rsid="00216ae6"/>
    </style:style>
    <style:style style:name="T8" style:family="text">
      <style:text-properties officeooo:rsid="0021e4fc"/>
    </style:style>
    <style:style style:name="T9" style:family="text">
      <style:text-properties officeooo:rsid="0022e669"/>
    </style:style>
    <style:style style:name="T10" style:family="text">
      <style:text-properties style:font-name="Liberation Serif1" officeooo:rsid="0022e669" style:font-name-asian="Liberation Serif1" style:font-name-complex="Liberation Serif1"/>
    </style:style>
    <style:style style:name="T11" style:family="text">
      <style:text-properties officeooo:rsid="0023278f"/>
    </style:style>
    <style:style style:name="T12" style:family="text">
      <style:text-properties officeooo:rsid="00237b35"/>
    </style:style>
    <style:style style:name="T13" style:family="text">
      <style:text-properties officeooo:rsid="00244dfa"/>
    </style:style>
    <style:style style:name="T14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T15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259f4f" style:font-size-asian="12pt" style:font-style-asian="normal" style:font-weight-asian="normal" style:font-size-complex="12pt" style:font-weight-complex="normal" style:text-emphasize="none"/>
    </style:style>
    <style:style style:name="T16" style:family="text">
      <style:text-properties style:font-name="Liberation Serif" fo:font-size="12pt" officeooo:rsid="00244dfa" style:font-size-asian="12pt" style:font-size-complex="12pt"/>
    </style:style>
    <style:style style:name="T17" style:family="text">
      <style:text-properties officeooo:rsid="00259f4f"/>
    </style:style>
    <style:style style:name="T18" style:family="text">
      <style:text-properties officeooo:rsid="002b79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tributs :</text:p>
      <text:p text:style-name="P1"/>
      <text:p text:style-name="P1">IDH2014 : Indicateur de développement humain en 2014</text:p>
      <text:p text:style-name="P1">ESPVIEN_14 : Espérance de vie à la naissance en 2014 (en années)</text:p>
      <text:p text:style-name="P1">SCOLA_14 : Scolarisation attendue en 2014 (en années)</text:p>
      <text:p text:style-name="P1">SCOLR_14 : Scolarisation moyenne en 2014 (en années)</text:p>
      <text:p text:style-name="P1">RNBHAB_14 : Revenu national brut par habitant en 2014 (en US$ PP<text:span text:style-name="T1">P</text:span> de 2011)</text:p>
      <text:p text:style-name="P2">IDH_1990 : IDH en 1990</text:p>
      <text:p text:style-name="P2">IDH_2000 : IDH en 2000</text:p>
      <text:p text:style-name="P2">IDH_2011 : IDH en 2011</text:p>
      <text:p text:style-name="P2">IDH_2012 : IDH en 2012</text:p>
      <text:p text:style-name="P2">IDH_2013 : IDH en 2013</text:p>
      <text:p text:style-name="P2">IDH_2014 : IDH en 2014</text:p>
      <text:p text:style-name="P3">IIHF_2014 : Indicateur des inégalités homme/femme en 2014</text:p>
      <text:p text:style-name="P4">TMMAT2013 : Taux de mortalité maternelle en 2013 (en nombre de décès maternels pour 100 000 naissances vivantes)</text:p>
      <text:p text:style-name="P3">TN_AD_1015 : Taux de natalité des femmes de 15-19 ans sur la période 2010-2015 (pour 1000 femmes)</text:p>
      <text:p text:style-name="P5">PARL_2014 : Participation politique des femmes au niveau parlementaire en 2014 (en pourcentage des sièges occupés)</text:p>
      <text:p text:style-name="P6">POP_2014 : Population nationale en 2014 (en millions d’habitants)</text:p>
      <text:p text:style-name="P6">POP_2030 : Population nationale en 2030 (en millions d’habitants)</text:p>
      <text:p text:style-name="P6">TCAM0005 : Taux de croissance annuel moyen de la population nationale de 2000 à 2005 (en pourcentage)</text:p>
      <text:p text:style-name="P6">TCAM1015 : Taux de croissance annuel moyen de la population nationale de 2010 à 2015 (en pourcentage)</text:p>
      <text:p text:style-name="P7">TXURB2014 : <text:bookmark-start text:name="__DdeLink__140_1106128826"/>Taux urbanisation en 2014 (en pourcentage)<text:bookmark-end text:name="__DdeLink__140_1106128826"/></text:p>
      <text:p text:style-name="P8">TXFER0005 : Taux de fertilité sur la période 2000/2005 (nombre moyen de naissance par femme)</text:p>
      <text:p text:style-name="P8">TXFER1015 : Taux de fertilité sur la période 2010/2015 (nombre moyen de naissance par femme)</text:p>
      <text:p text:style-name="P9">RATHF1015 : Sexe ratio à la naissance pour la période 2010/2015 (rapport entre le nombre de naissances masculines et le nombre de naissances féminines)</text:p>
      <text:p text:style-name="P10">POPMED_15 : Age médian de la population nationale en 2015 (en années)</text:p>
      <text:p text:style-name="P10">TXDEP_65+ : Ratio de dépendance de la population âgée de plus de 65 ans en 2015 (pour cent personnes âgées de 15 à 64 ans)</text:p>
      <text:p text:style-name="P10">TXDEP_-15 : Ratio de dépendance de la population âgée de moins de 15 ans en 2015 (pour cent personnes âgées de 15 à 64 ans)</text:p>
      <text:p text:style-name="P11">TMI1_2013 : Taux de mortalité des enfants de moins de 1 an en 2013 (pour 1000 naissances vivantes)</text:p>
      <text:p text:style-name="P11">TMI5_2013 : Taux de mortalité des enfants de moins de 5 ans en 2013 (pour 1000 naissances vivantes)</text:p>
      <text:p text:style-name="P11">MNI200813 : Malnutrition infantile pour la période 2008/2013 <text:s/><text:span text:style-name="T2">(en pourcentage des enfants de moins de 5 ans)</text:span></text:p>
      <text:p text:style-name="P12">TMFA2013 : Taux de mortalité des femmes adultes en 2013 (Probabilité exprimée pour 1000 personnes de sexe féminin de plus de 15 ans de ne pas atteindre l’âge de 60 ans)</text:p>
      <text:p text:style-name="P12">TMHA2013 : Taux de mortalité des hommes adultes en 2013 (Probabilité exprimée pour 1000 personnes de sexe masculin de plus de 15 ans de ne pas atteindre l’âge de 60 ans)</text:p>
      <text:p text:style-name="P13">DECMALA12 : Nombre de décès attribués à la malaria en 2012 (pour 100 000 habitants)</text:p>
      <text:p text:style-name="P13">DECTUBER12 : Nombre de décès attribués à la tuberculose en 2012 (pour 100 000 habitants)</text:p>
      <text:p text:style-name="P14">VIHAD2012 : <text:bookmark-start text:name="__DdeLink__204_445074036"/>Part de la population âgée de 15 à 49 ans qui vit avec le VIH en 2012 (en pourcentage)<text:bookmark-end text:name="__DdeLink__204_445074036"/></text:p>
      <text:p text:style-name="P15">NMED_0113 : Couverture médicale pour la période 2001/2013 (en nombre de médecins généralistes et spécialistes pour 10 000 habitants)</text:p>
      <text:p text:style-name="P16"><text:soft-page-break/>DEPSANT13 : Dépenses publiques de santé en 2013 (en pourcentage du PIB)</text:p>
      <text:p text:style-name="P17">PIB2013 : Produit intérieur brut e<text:span text:style-name="T18">n 2013 (en</text:span> milliards US$ PPP de 2011)</text:p>
      <text:p text:style-name="P18">PIBHAB13 : Produit intérieur brut par habitant e<text:span text:style-name="T18">n 2013 (en</text:span> milliards US$ PPP de 2011)</text:p>
      <text:p text:style-name="P17">%<text:span text:style-name="T3">EREN2012 : Part des énergies renouvelables dans les énergies primaires (en pourcentage)</text:span></text:p>
      <text:p text:style-name="P19"><text:bookmark-start text:name="__DdeLink__82_313918203"/>ECO2HAB<text:span text:style-name="T5">1</text:span>1 : Emissi<text:bookmark-end text:name="__DdeLink__82_313918203"/>ons de dioxyde de carbone par habitant en 2011 (en tonnes)</text:p>
      <text:p text:style-name="P19"><text:span text:style-name="T5">TC</text:span>ECO2HAB : Taux de croissance annuel des émissions de dioxyde de carbone par habitant entre 1970 et <text:span text:style-name="T4">201</text:span>1 (en pourcentage)</text:p>
      <text:p text:style-name="P20">AGRIC2012 : Part de la population active avec un emploi employée dans l’agriculture en 2012 (en pourcentage)</text:p>
      <text:p text:style-name="P20">SERV2012 : Part de la population active avec un emploi employée dans les services en 2012 (en pourcentage)</text:p>
      <text:p text:style-name="P20">%<text:span text:style-name="T6">MOFS0712 : Part de la main d’œuvre formée dans l’enseignement supérieur pour la période 2007/2012 (en pourcentage)</text:span></text:p>
      <text:p text:style-name="P21">PROD_0512 : Productivité par travailleur sur la période 2005/2012 (en US$ PPP 2011)</text:p>
      <text:p text:style-name="P22">NREF2014 : Nombre de réfugiés en 2014 (en milliers de personnes)</text:p>
      <text:p text:style-name="P22">NDEP2014 : Nombre de déplacés en 2014 (en milliers de personnes)</text:p>
      <text:p text:style-name="P22">TXHOM0812 : Taux d’homicide sur la période 2008/2012 (pour <text:s/>100 000 habitants)</text:p>
      <text:p text:style-name="P22">DNAT0512 : Nombre de personnes sans toit à la suite de désastres naturels sur la période 2005/2012 (moyenne annuelle par million d’habitants)</text:p>
      <text:p text:style-name="P23">F_IDE13 : Flux nets d’investissements directs étrangers en 2013 (en pourcentage du PIB)</text:p>
      <text:p text:style-name="P24">F_PRIV13 : Flux nets d<text:span text:style-name="T8">e capitaux privés</text:span> en 2013 (en pourcentage du PIB)</text:p>
      <text:p text:style-name="P25">F_APD13 : <text:bookmark-start text:name="__DdeLink__197_1660820354"/>Aide publique au développement<text:span text:style-name="T7"> en 2013 (en pourcentage du </text:span>RN<text:span text:style-name="T7">B </text:span>du pays de réception de l’APD)<text:bookmark-end text:name="__DdeLink__197_1660820354"/></text:p>
      <text:p text:style-name="P26">F_REM13 : Flux nets des remises des migrants <text:span text:style-name="T8">en 2013 (en pourcentage du RNB du pays de </text:span>départ des migrants<text:span text:style-name="T8">)</text:span></text:p>
      <text:p text:style-name="P27">SM_1015 : <text:span text:style-name="T9">Solde migratoire sur la période 2010/2015 (pour </text:span><text:span text:style-name="T10">‰</text:span><text:span text:style-name="T9">)</text:span></text:p>
      <text:p text:style-name="P28">PIMM2013 : Part des immigrés en 2013 (en pourcentage de la population totale)</text:p>
      <text:p text:style-name="P29">PETUD2013 : <text:bookmark-start text:name="__DdeLink__226_445074036"/>Indice de mobilité étudiante en 2013 (solde des flux d’étudiants internationaux rapporté à l’ensemble de la population étudiante nationale <text:span text:style-name="T11">et exprimé en pourcentage</text:span>)<text:bookmark-end text:name="__DdeLink__226_445074036"/></text:p>
      <text:p text:style-name="P34">NTINT2013 : Nombre de touristes internationaux en 2013 (en milliers de touristes)</text:p>
      <text:p text:style-name="P35">UTNET2014 : Part de la population connectée à Internet en 2014 (en pourcentage)</text:p>
      <text:p text:style-name="P35">FMOB2014 : Nombre d’abonnements de téléphonie mobile en 2014 (pour cent personnes)</text:p>
      <text:p text:style-name="P30"><text:span text:style-name="T12">EVMOB0914 : </text:span><text:s/><text:span text:style-name="T12">Evolution du nombre d’abonnements à la téléphonie mobile sur la période 2009/2014 (en pourcentage)</text:span></text:p>
      <text:p text:style-name="P31">IPM : Indice de pauvreté multidimensionnelle</text:p>
      <text:p text:style-name="P31">IMP_POP+ : Part de la population affectée par une pauvreté multidimensionnelle sévère (en pourcentage)</text:p>
      <text:p text:style-name="P33"><text:span text:style-name="T13">SP_POP0212 : Part de la population vivant sous le seuil de pauvreté </text:span><text:span text:style-name="T16">(</text:span><text:span text:style-name="T14">PPP $1,25 </text:span><text:span text:style-name="T15">par jour) sur la période 2002/2012 (en pourcentage)</text:span></text:p>
      <text:p text:style-name="P32">IPM_POP : <text:span text:style-name="T17">Population affectée par la pauvreté multidimensionnelle (en milliers d’habitant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7:06:48.268336314</meta:creation-date>
    <dc:date>2016-06-27T21:23:18.890275166</dc:date>
    <meta:editing-duration>PT4H10M13S</meta:editing-duration>
    <meta:editing-cycles>31</meta:editing-cycles>
    <meta:generator>LibreOffice/5.1.3.2$Linux_X86_64 LibreOffice_project/10m0$Build-2</meta:generator>
    <meta:document-statistic meta:table-count="0" meta:image-count="0" meta:object-count="0" meta:page-count="2" meta:paragraph-count="65" meta:word-count="926" meta:character-count="5569" meta:non-whitespace-character-count="4705"/>
  </office:meta>
</office:document-meta>
</file>